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P1" style:family="paragraph" style:parent-style-name="Title" style:master-page-name="Standard">
      <style:paragraph-properties style:page-number="1"/>
      <style:text-properties style:font-name="Arial" officeooo:paragraph-rsid="001c277b"/>
    </style:style>
    <style:style style:name="P2" style:family="paragraph" style:parent-style-name="Heading_20_1">
      <style:text-properties style:font-name="Arial" officeooo:paragraph-rsid="001c277b"/>
    </style:style>
    <style:style style:name="P3" style:family="paragraph" style:parent-style-name="Standard">
      <style:paragraph-properties fo:margin-top="0in" fo:margin-bottom="0in" loext:contextual-spacing="false"/>
      <style:text-properties style:font-name="Arial" fo:font-size="11pt" officeooo:paragraph-rsid="001c277b" style:font-size-asian="9.60000038146973pt" style:font-size-complex="11pt"/>
    </style:style>
    <style:style style:name="P4" style:family="paragraph" style:parent-style-name="Standard">
      <style:paragraph-properties fo:margin-top="0in" fo:margin-bottom="0in" loext:contextual-spacing="false"/>
      <style:text-properties style:font-name="Arial" fo:font-size="11pt" officeooo:paragraph-rsid="001c277b" style:font-size-asian="11pt" style:font-size-complex="11pt"/>
    </style:style>
    <style:style style:name="P5" style:family="paragraph" style:parent-style-name="Standard">
      <style:paragraph-properties fo:margin-top="0in" fo:margin-bottom="0in" loext:contextual-spacing="false"/>
      <style:text-properties style:font-name="Arial" officeooo:paragraph-rsid="001c277b"/>
    </style:style>
    <style:style style:name="P6" style:family="paragraph" style:parent-style-name="Standard" style:list-style-name="WWNum1">
      <style:paragraph-properties fo:margin-left="0.5in" fo:margin-right="0in" fo:margin-top="0in" fo:margin-bottom="0in" loext:contextual-spacing="true" fo:line-height="115%" fo:text-indent="-0.25in" style:auto-text-indent="false"/>
      <style:text-properties fo:color="#000000" style:font-name="Arial" fo:font-size="11pt" fo:font-weight="normal" officeooo:rsid="00133580" officeooo:paragraph-rsid="001c277b" style:font-name-asian="Helvetica Neue" style:font-size-asian="11pt" style:font-weight-asian="normal" style:font-name-complex="Helvetica Neue" style:font-size-complex="11pt"/>
    </style:style>
    <style:style style:name="P7"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paragraph-rsid="001c277b" style:font-size-asian="11pt" style:font-size-complex="11pt"/>
    </style:style>
    <style:style style:name="P8"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rsid="00133580" officeooo:paragraph-rsid="001c277b" style:font-size-asian="11pt" style:font-size-complex="11pt"/>
    </style:style>
    <style:style style:name="T1" style:family="text">
      <style:text-properties fo:color="#000000" fo:font-weight="normal" style:font-name-asian="Helvetica Neue" style:font-weight-asian="normal" style:font-name-complex="Helvetica Neue"/>
    </style:style>
    <style:style style:name="T2" style:family="text">
      <style:text-properties fo:color="#000000" fo:font-weight="normal" officeooo:rsid="00133580" style:font-name-asian="Helvetica Neue" style:font-weight-asian="normal" style:font-name-complex="Helvetica Neue"/>
    </style:style>
    <style:style style:name="T3" style:family="text">
      <style:text-properties fo:color="#1155cc" style:text-underline-style="solid" style:text-underline-width="auto" style:text-underline-color="font-color" style:font-name-asian="Helvetica Neue" style:font-name-complex="Helvetica Ne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siness Analyst</text:p>
      <text:p text:style-name="P5"/>
      <text:p text:style-name="P5">Grade: B2</text:p>
      <text:p text:style-name="P2"><text:bookmark text:name="_tsf1zxk48z2m"/>The role</text:p>
      <text:p text:style-name="P5">You will be a part of the policy and engagement team, focussed on delivering the pipeline of services that are due to adopt a new service.</text:p>
      <text:p text:style-name="P2"><text:bookmark text:name="_xzdoyl9o95wf"/>Main responsibilities</text:p>
      <text:list xml:id="list5387834355001418653" text:style-name="WWNum1">
        <text:list-item>
          <text:p text:style-name="P6">support the process of taking government digital services through a structured engagement process to deliver their connection to the identity assurance service</text:p>
        </text:list-item>
        <text:list-item>
          <text:p text:style-name="P6">identify and analyse problems and issues that may affect the successful adoption of the service</text:p>
        </text:list-item>
        <text:list-item>
          <text:p text:style-name="P6">apply proven communication, analytical, and problem-solving skills to ensure that the team’s plans and objectives are achieved</text:p>
        </text:list-item>
        <text:list-item>
          <text:p text:style-name="P6">analyse business requirements and user needs to agree detailed functional and technical specifications and plans, drawing on input from specialist colleagues within the programme</text:p>
        </text:list-item>
        <text:list-item>
          <text:p text:style-name="P6">gather and analyse data relating to the costs and benefits of each service’s migration / connection plans</text:p>
        </text:list-item>
        <text:list-item>
          <text:p text:style-name="P6">profile projections of volumes of users and transactions for each service and for the pipeline as a whole</text:p>
        </text:list-item>
        <text:list-item>
          <text:p text:style-name="P7"><text:span text:style-name="T2">assess new requirements that are not yet met GOV.UK Verify, helping to make sure that the needs of connected and connecting services fit with overall service plans in the wider identity assurance programme</text:span></text:p>
        </text:list-item>
      </text:list>
      <text:p text:style-name="P2"><text:bookmark text:name="_8kax554x62gm"/>Skills and experience</text:p>
      <text:p text:style-name="P4">It is essential that you have:</text:p>
      <text:p text:style-name="P4"/>
      <text:list xml:id="list84716624714148" text:continue-numbering="true" text:style-name="WWNum1">
        <text:list-item>
          <text:p text:style-name="P8"><text:span text:style-name="T1">experience of working with, analysing and communicating data to a range of audiences</text:span></text:p>
        </text:list-item>
        <text:list-item>
          <text:p text:style-name="P8"><text:span text:style-name="T1">experience of communicating technical concepts to non-technical audiences</text:span></text:p>
        </text:list-item>
        <text:list-item>
          <text:p text:style-name="P8"><text:span text:style-name="T1">experience of delivering transformational change</text:span></text:p>
        </text:list-item>
        <text:list-item>
          <text:p text:style-name="P8"><text:span text:style-name="T1">experience of working in a fast-paced multidisciplinary team in which you have changed your delivery focus rapidly and regularly when needed</text:span></text:p>
        </text:list-item>
        <text:list-item>
          <text:p text:style-name="P8"><text:span text:style-name="T1">demonstrable experience of building a culture of continuous delivery and improvement, ensuring that data is regularly analysed, maintained and improved</text:span></text:p>
        </text:list-item>
        <text:list-item>
          <text:p text:style-name="P8"><text:span text:style-name="T1">an understanding of user centric design, personal data, digital transactions, security and privacy</text:span></text:p>
        </text:list-item>
      </text:list>
      <text:p text:style-name="P4"/>
      <text:p text:style-name="P4">It is desirable that you have:</text:p>
      <text:p text:style-name="P4"/>
      <text:list xml:id="list84714967121627" text:continue-numbering="true" text:style-name="WWNum1">
        <text:list-item>
          <text:p text:style-name="P8"><text:span text:style-name="T1">experience of using a range of digital delivery tools</text:span></text:p>
        </text:list-item>
        <text:list-item>
          <text:p text:style-name="P8"><text:span text:style-name="T1">experience of producing and/or contributing to a range of documentation that may include presentations, briefings, business cases, contracts</text:span></text:p>
        </text:list-item>
      </text:list>
      <text:p text:style-name="P4"/>
      <text:p text:style-name="P2"><text:bookmark text:name="_bj1oigglfuf2"/><text:soft-page-break/>Civil Service Competencies</text:p>
      <text:p text:style-name="P4">In the Civil Service we use our <text:a xlink:type="simple" xlink:href="https://www.gov.uk/government/publications/civil-service-competency-framework" text:style-name="Internet_20_link" text:visited-style-name="Visited_20_Internet_20_Link"><text:span text:style-name="T3">Competency Framework</text:span></text:a> to outline expected behaviours and we will use these as part of our wider assessment during the interview process.</text:p>
      <text:p text:style-name="P4"/>
      <text:p text:style-name="P4">For this role, the following competencies are the most relevant:</text:p>
      <text:p text:style-name="P4"/>
      <text:list xml:id="list84716172534992" text:continue-numbering="true" text:style-name="WWNum1">
        <text:list-item>
          <text:p text:style-name="P8"><text:span text:style-name="T1">collaborating and partnering</text:span></text:p>
        </text:list-item>
        <text:list-item>
          <text:p text:style-name="P8"><text:span text:style-name="T1">making effective decisions</text:span></text:p>
        </text:list-item>
        <text:list-item>
          <text:p text:style-name="P8"><text:span text:style-name="T1">seeing the big picture</text:span></text:p>
        </text:list-item>
        <text:list-item>
          <text:p text:style-name="P8"><text:span text:style-name="T1">changing and improving</text:span></text:p>
        </text:list-item>
        <text:list-item>
          <text:p text:style-name="P8"><text:span text:style-name="T1">leading and communicating</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ListLabel_20_1" style:display-name="ListLabel 1"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2.9008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8:46:47.723432000</meta:creation-date>
    <meta:editing-cycles>1</meta:editing-cycles>
    <meta:editing-duration>PT27S</meta:editing-duration>
    <dc:subject>Generic job description</dc:subject>
    <dc:title>Business analyst Job Description</dc:title>
    <dc:date>2016-12-16T08:47:14.364604000</dc:date>
    <meta:document-statistic meta:table-count="0" meta:image-count="0" meta:object-count="0" meta:page-count="2" meta:paragraph-count="31" meta:word-count="379" meta:character-count="2433" meta:non-whitespace-character-count="2105"/>
    <meta:generator>LibreOffice/5.2.3.3$MacOSX_X86_64 LibreOffice_project/d54a8868f08a7b39642414cf2c8ef2f228f780cf</meta:generator>
  </office:meta>
</office:document-meta>
</file>